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stname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name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ostname.getLocalHos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name.get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name.setAddress( boolean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name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